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3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4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5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8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5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703cm" fo:min-width="1.279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3.81cm" svg:x="0.999cm" svg:y="17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3.81cm" svg:x="0.999cm" svg:y="8.6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08cm" svg:height="2.54cm" svg:x="1.635cm" svg:y="18.6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445cm" svg:y1="2.778cm" svg:x2="5.445cm" svg:y2="6.715cm">
          <text:p/>
        </draw:line>
        <draw:custom-shape draw:style-name="gr5" draw:text-style-name="P4" draw:layer="layout" svg:width="5.08cm" svg:height="2.54cm" svg:x="1.635cm" svg:y="9.053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445cm" svg:y1="7.342cm" svg:x2="5.445cm" svg:y2="9.891cm">
          <text:p/>
        </draw:line>
        <draw:custom-shape draw:style-name="gr10" draw:text-style-name="P9" draw:layer="layout" svg:width="4.445cm" svg:height="0.762cm" svg:x="1.862cm" svg:y="9.813cm">
          <text:p text:style-name="P5"><text:span text:style-name="T2">(message queue)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445cm" svg:y1="10.398cm" svg:x2="5.445cm" svg:y2="15.605cm">
          <text:p/>
        </draw:lin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445cm" svg:y1="21.066cm" svg:x2="5.445cm" svg:y2="24.495cm">
          <text:p/>
        </draw:line>
        <draw:custom-shape draw:style-name="gr16" draw:text-style-name="P11" draw:layer="layout" svg:width="1.778cm" svg:height="1.524cm" svg:x="4.683cm" svg:y="19.542cm">
          <text:p text:style-name="P5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8" draw:layer="layout" svg:x1="5.445cm" svg:y1="16.383cm" svg:x2="5.445cm" svg:y2="19.6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6-26T11:26:01.835308815</dc:date>
    <meta:editing-duration>PT2H5M5S</meta:editing-duration>
    <meta:editing-cycles>34</meta:editing-cycles>
    <meta:generator>LibreOffice/6.0.7.3$Linux_X86_64 LibreOffice_project/00m0$Build-3</meta:generator>
    <meta:document-statistic meta:object-count="27"/>
  </office:meta>
</office:document-meta>
</file>